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" draw:marker-start-width="0.254cm" draw:marker-end="Line_20_Arrow" draw:marker-end-width="0.25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Line_20_Arrow" draw:marker-start-width="0.254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="Line_20_Arrow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objectwithoutfill">
      <style:graphic-properties svg:stroke-width="0.051cm" svg:stroke-color="#00008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051cm" draw:marker-start-width="0.381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color="#800000" fo:font-size="12pt" style:font-size-asian="12pt" style:font-size-complex="12pt"/>
    </style:style>
    <style:style style:name="P5" style:family="paragraph">
      <style:text-properties fo:color="#80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000080"/>
    </style:style>
    <style:style style:name="P7" style:family="paragraph">
      <style:text-properties fo:color="#000080"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color="#80000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800000" style:text-position="-33% 58%" fo:font-size="12pt" style:font-size-asian="12pt" style:font-size-complex="12pt"/>
    </style:style>
    <style:style style:name="T5" style:family="text">
      <style:text-properties fo:color="#800000" style:text-position="-33% 58%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80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80" style:text-position="-33% 58%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80" fo:font-size="12pt" style:font-size-asian="12pt" style:font-size-complex="12pt"/>
    </style:style>
    <style:style style:name="T9" style:family="text">
      <style:text-properties fo:color="#000080" style:text-position="-33% 58%" fo:font-size="12pt" style:font-size-asian="12pt" style:font-size-complex="12pt"/>
    </style:style>
    <style:style style:name="T10" style:family="text">
      <style:text-properties fo:color="#000080" style:text-position="-33% 58%"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.773cm" svg:height="3.596cm" svg:x="3.35cm" svg:y="8.596cm">
          <text:p text:style-name="P2"/>
          <draw:enhanced-geometry svg:viewBox="0 0 21600 21600" draw:glue-points="?f6 0 10800 ?f8 ?f11 10800 ?f9 21600 10800 ?f10 ?f5 10800" draw:text-areas="?f3 ?f3 ?f4 ?f4" draw:type="parallelogram" draw:modifiers="4137.016574585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2.708cm" svg:height="1.57cm" svg:x="7.169cm" svg:y="9.728cm" svg:viewBox="0 0 2709 1571" svg:d="m0 0c470 160 1091 414 1091 414l451 263 537 329 498 424 132 141">
          <text:p text:style-name="P2"/>
        </draw:path>
        <draw:line draw:style-name="gr3" draw:text-style-name="P1" draw:layer="layout" svg:x1="5.179cm" svg:y1="8.601cm" svg:x2="2.935cm" svg:y2="12.926cm">
          <text:p text:style-name="P2"/>
        </draw:line>
        <draw:line draw:style-name="gr4" draw:text-style-name="P1" draw:layer="layout" svg:x1="14.591cm" svg:y1="8.58cm" svg:x2="5.174cm" svg:y2="8.58cm">
          <text:p text:style-name="P2"/>
        </draw:line>
        <draw:line draw:style-name="gr5" draw:text-style-name="P1" draw:layer="layout" svg:x1="5.174cm" svg:y1="2.352cm" svg:x2="5.155cm" svg:y2="8.642cm">
          <text:p text:style-name="P2"/>
        </draw:line>
        <draw:frame draw:style-name="gr6" draw:layer="layout" svg:width="7.571cm" svg:height="1.276cm" svg:x="7.373cm" svg:y="3.9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0.853cm" svg:height="0.962cm" draw:transform="rotate (1.61024076788966) translate (4.28cm 3.465cm)">
          <draw:text-box>
            <text:p text:style-name="P2"><text:span text:style-name="T1">u</text:span></text:p>
          </draw:text-box>
        </draw:frame>
        <draw:frame draw:style-name="gr7" draw:text-style-name="P3" draw:layer="layout" svg:width="0.82cm" svg:height="0.962cm" svg:x="2.571cm" svg:y="11.582cm">
          <draw:text-box>
            <text:p text:style-name="P2"><text:span text:style-name="T1">x</text:span></text:p>
          </draw:text-box>
        </draw:frame>
        <draw:frame draw:style-name="gr7" draw:text-style-name="P3" draw:layer="layout" svg:width="0.82cm" svg:height="0.962cm" svg:x="13.372cm" svg:y="8.383cm">
          <draw:text-box>
            <text:p text:style-name="P2"><text:span text:style-name="T1">y</text:span></text:p>
          </draw:text-box>
        </draw:frame>
        <draw:line draw:style-name="gr8" draw:text-style-name="P1" draw:layer="layout" svg:x1="5.217cm" svg:y1="4.685cm" svg:x2="3.373cm" svg:y2="8.166cm">
          <text:p text:style-name="P2"/>
        </draw:line>
        <draw:line draw:style-name="gr8" draw:text-style-name="P1" draw:layer="layout" svg:x1="5.217cm" svg:y1="5.486cm" svg:x2="3.373cm" svg:y2="8.967cm">
          <text:p text:style-name="P2"/>
        </draw:line>
        <draw:line draw:style-name="gr8" draw:text-style-name="P1" draw:layer="layout" svg:x1="3.913cm" svg:y1="7.169cm" svg:x2="9.897cm" svg:y2="7.205cm">
          <text:p text:style-name="P2"/>
        </draw:line>
        <draw:line draw:style-name="gr8" draw:text-style-name="P1" draw:layer="layout" svg:x1="4.722cm" svg:y1="6.397cm" svg:x2="7.178cm" svg:y2="6.448cm">
          <text:p text:style-name="P2"/>
        </draw:line>
        <draw:line draw:style-name="gr9" draw:text-style-name="P1" draw:layer="layout" svg:x1="9.897cm" svg:y1="7.169cm" svg:x2="9.878cm" svg:y2="11.289cm">
          <text:p text:style-name="P2"/>
        </draw:line>
        <draw:line draw:style-name="gr9" draw:text-style-name="P1" draw:layer="layout" svg:x1="7.16cm" svg:y1="6.448cm" svg:x2="7.16cm" svg:y2="9.727cm">
          <text:p text:style-name="P2"/>
        </draw:line>
        <draw:circle draw:style-name="gr10" draw:text-style-name="P1" draw:layer="layout" svg:width="0.188cm" svg:height="0.188cm" svg:x="9.787cm" svg:y="11.197cm">
          <text:p text:style-name="P2"/>
        </draw:circle>
        <draw:path draw:style-name="gr11" draw:text-style-name="P1" draw:layer="layout" svg:width="2.708cm" svg:height="0.733cm" svg:x="7.15cm" svg:y="6.406cm" svg:viewBox="0 0 2709 734" svg:d="m0 0c282 38 649 66 649 66l423 94 593 151 536 197 508 226">
          <text:p text:style-name="P2"/>
        </draw:path>
        <draw:circle draw:style-name="gr10" draw:text-style-name="P1" draw:layer="layout" svg:width="0.188cm" svg:height="0.188cm" svg:x="7.068cm" svg:y="6.317cm">
          <text:p text:style-name="P2"/>
        </draw:circle>
        <draw:circle draw:style-name="gr10" draw:text-style-name="P1" draw:layer="layout" svg:width="0.188cm" svg:height="0.188cm" svg:x="9.811cm" svg:y="7.093cm">
          <text:p text:style-name="P2"/>
        </draw:circle>
        <draw:circle draw:style-name="gr10" draw:text-style-name="P1" draw:layer="layout" svg:width="0.188cm" svg:height="0.188cm" svg:x="7.073cm" svg:y="9.617cm">
          <text:p text:style-name="P2"/>
        </draw:circle>
        <draw:custom-shape draw:style-name="gr12" draw:text-style-name="P1" draw:layer="layout" svg:width="0.225cm" svg:height="0.847cm" svg:x="5.306cm" svg:y="4.666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3" draw:text-style-name="P1" draw:layer="layout" svg:x1="7.197cm" svg:y1="4.727cm" svg:x2="5.663cm" svg:y2="4.967cm">
          <text:p text:style-name="P2"/>
        </draw:line>
        <draw:frame draw:style-name="gr7" draw:text-style-name="P5" draw:layer="layout" svg:width="1.709cm" svg:height="0.826cm" svg:x="5.555cm" svg:y="9.64cm">
          <draw:text-box>
            <text:p text:style-name="P4"><text:span text:style-name="T2">(</text:span><text:span text:style-name="T3">x</text:span><text:span text:style-name="T4">0</text:span><text:span text:style-name="T2">, </text:span><text:span text:style-name="T3">y</text:span><text:span text:style-name="T4">0</text:span><text:span text:style-name="T2">)</text:span></text:p>
          </draw:text-box>
        </draw:frame>
        <draw:frame draw:style-name="gr7" draw:text-style-name="P5" draw:layer="layout" svg:width="1.709cm" svg:height="0.826cm" svg:x="9.675cm" svg:y="11.25cm">
          <draw:text-box>
            <text:p text:style-name="P4"><text:span text:style-name="T2">(</text:span><text:span text:style-name="T3">x</text:span><text:span text:style-name="T5">1</text:span><text:span text:style-name="T2">, </text:span><text:span text:style-name="T3">y</text:span><text:span text:style-name="T5">1</text:span><text:span text:style-name="T2">)</text:span></text:p>
          </draw:text-box>
        </draw:frame>
        <draw:frame draw:style-name="gr7" draw:text-style-name="P5" draw:layer="layout" svg:width="2.217cm" svg:height="1.673cm" svg:x="6.71cm" svg:y="10.242cm">
          <draw:text-box>
            <text:p text:style-name="P4"><text:span text:style-name="T2">Curve </text:span><text:span text:style-name="T3">C</text:span></text:p>
            <text:p text:style-name="P4"><text:span text:style-name="T2">in the </text:span><text:span text:style-name="T3">x</text:span><text:span text:style-name="T2">-</text:span><text:span text:style-name="T3">y</text:span></text:p>
            <text:p text:style-name="P4"><text:span text:style-name="T2">plane</text:span></text:p>
          </draw:text-box>
        </draw:frame>
        <draw:frame draw:style-name="gr7" draw:text-style-name="P7" draw:layer="layout" svg:width="2.843cm" svg:height="0.826cm" svg:x="6.001cm" svg:y="5.615cm">
          <draw:text-box>
            <text:p text:style-name="P6"><text:span text:style-name="T6">Z</text:span><text:span text:style-name="T7">0</text:span><text:span text:style-name="T6"> = F</text:span><text:span text:style-name="T8">(</text:span><text:span text:style-name="T6">x</text:span><text:span text:style-name="T9">0</text:span><text:span text:style-name="T8">, </text:span><text:span text:style-name="T6">y</text:span><text:span text:style-name="T9">0</text:span><text:span text:style-name="T8">)</text:span></text:p>
          </draw:text-box>
        </draw:frame>
        <draw:frame draw:style-name="gr7" draw:text-style-name="P7" draw:layer="layout" svg:width="2.843cm" svg:height="0.826cm" svg:x="9.502cm" svg:y="6.405cm">
          <draw:text-box>
            <text:p text:style-name="P6"><text:span text:style-name="T6">Z</text:span><text:span text:style-name="T7">1</text:span><text:span text:style-name="T6"> = F</text:span><text:span text:style-name="T8">(</text:span><text:span text:style-name="T6">x</text:span><text:span text:style-name="T10">1</text:span><text:span text:style-name="T8">, </text:span><text:span text:style-name="T6">y</text:span><text:span text:style-name="T10">1</text:span><text:span text:style-name="T8">)</text:span></text:p>
          </draw:text-box>
        </draw:frame>
        <draw:frame draw:style-name="gr7" draw:text-style-name="P8" draw:layer="layout" svg:width="10.349cm" svg:height="1.361cm" svg:x="3.506cm" svg:y="12.774cm">
          <draw:text-box>
            <text:p text:style-name="P2"><text:span text:style-name="T11">Path integral “sums” function </text:span><text:span text:style-name="T12">F</text:span><text:span text:style-name="T11"> over infinitely</text:span></text:p>
            <text:p text:style-name="P2"><text:span text:style-name="T11">small segments along path </text:span><text:span text:style-name="T12">C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21T08:37:15</meta:creation-date>
    <dc:creator>Jussi Eloranta</dc:creator>
    <dc:date>2008-04-21T12:47:48</dc:date>
    <meta:editing-cycles>30</meta:editing-cycles>
    <meta:editing-duration>PT35M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z</math:mi>
            <math:mn>1</math:mn>
          </math:msub>
          <math:mo math:stretchy="false">−</math:mo>
          <math:msub>
            <math:mi>z</math:mi>
            <math:mn>0</math:mn>
          </math:msub>
        </math:mrow>
        <math:mo math:stretchy="false">=</math:mo>
        <math:mi>u</math:mi>
      </math:mrow>
      <math:mrow>
        <math:mrow>
          <math:mo math:stretchy="false">(</math:mo>
          <math:mrow>
            <math:msub>
              <math:mi>x</math:mi>
              <math:mn>1,</math:mn>
            </math:msub>
            <math:msub>
              <math:mi>y</math:mi>
              <math:mn>1</math:mn>
            </math:msub>
          </math:mrow>
          <math:mo math:stretchy="false">)</math:mo>
        </math:mrow>
        <math:mo math:stretchy="false">−</math:mo>
        <math:mi>u</math:mi>
      </math:mrow>
      <math:mrow>
        <math:mrow>
          <math:mrow>
            <math:mo math:stretchy="false">(</math:mo>
            <math:mrow>
              <math:msub>
                <math:mi>x</math:mi>
                <math:mn>0,</math:mn>
              </math:msub>
              <math:msub>
                <math:mi>y</math:mi>
                <math:mn>0</math:mn>
              </math:msub>
            </math:mrow>
            <math:mo math:stretchy="false">)</math:mo>
          </math:mrow>
          <math:mo math:stretchy="false">=</math:mo>
          <math:mrow>
            <math:munderover>
              <math:mo math:stretchy="false">∫</math:mo>
              <math:mrow>
                <math:mo math:stretchy="false">(</math:mo>
                <math:mrow>
                  <math:msub>
                    <math:mi>x</math:mi>
                    <math:mn>0,</math:mn>
                  </math:msub>
                  <math:msub>
                    <math:mi>y</math:mi>
                    <math:mn>0</math:mn>
                  </math:msub>
                </math:mrow>
                <math:mo math:stretchy="false">)</math:mo>
              </math:mrow>
              <math:mrow>
                <math:mo math:stretchy="false">(</math:mo>
                <math:mrow>
                  <math:msub>
                    <math:mi>x</math:mi>
                    <math:mn>1,</math:mn>
                  </math:msub>
                  <math:msub>
                    <math:mi>y</math:mi>
                    <math:mn>1</math:mn>
                  </math:msub>
                </math:mrow>
                <math:mo math:stretchy="false">)</math:mo>
              </math:mrow>
            </math:munderover>
            <math:mi math:fontstyle="italic">du</math:mi>
          </math:mrow>
        </math:mrow>
        <math:mo math:stretchy="false">=</math:mo>
        <math:mrow>
          <math:munder>
            <math:mo math:stretchy="false">∫</math:mo>
            <math:mi>C</math:mi>
          </math:munder>
          <math:mi math:fontstyle="italic">du</math:mi>
        </math:mrow>
      </math:mrow>
    </math:mrow>
    <math:annotation math:encoding="StarMath 5.0">z_1 - z_0 = u(x_1,y_1) - u(x_0,y_0) = int from{(x_0,y_0)} to{(x_1,y_1)} du = int from{C} du</math:annotation>
  </math:semantics>
</math:math>
</file>